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s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ocnum</text:p>
          </table:table-cell>
          <table:table-cell office:value-type="string">
            <text:p>handle</text:p>
          </table:table-cell>
          <table:table-cell office:value-type="string">
            <text:p>text</text:p>
          </table:table-cell>
          <table:table-cell office:value-type="string">
            <text:p>pert_score</text:p>
          </table:table-cell>
          <table:table-cell office:value-type="string">
            <text:p>sent_score</text:p>
          </table:table-cell>
          <table:table-cell office:value-type="string">
            <text:p>final_score</text:p>
          </table:table-cell>
        </table:table-row>
        <table:table-row>
          <table:table-cell office:value="7784" office:value-type="float"/>
          <table:table-cell office:value-type="string">
            <text:p>Delta</text:p>
          </table:table-cell>
          <table:table-cell office:value-type="string">
            <text:p>@JetBlue we want room and food allowances. Agents are refusing to give us vouchers to use at rooms we book ourselves.</text:p>
          </table:table-cell>
          <table:table-cell office:value="16.162237279259323" office:value-type="float"/>
          <table:table-cell office:value="0.057" office:value-type="float"/>
          <table:table-cell office:value="0.6228" office:value-type="float"/>
        </table:table-row>
        <table:table-row>
          <table:table-cell office:value="3985" office:value-type="float"/>
          <table:table-cell office:value-type="string">
            <text:p>United</text:p>
          </table:table-cell>
          <table:table-cell office:value-type="string">
            <text:p>@united when will you offer real food in american clubs like the amazing food you offer in Heathrow?</text:p>
          </table:table-cell>
          <table:table-cell office:value="10.434632412048286" office:value-type="float"/>
          <table:table-cell office:value="0.378" office:value-type="float"/>
          <table:table-cell office:value="0.5385708409950958" office:value-type="float"/>
        </table:table-row>
        <table:table-row>
          <table:table-cell office:value="4696" office:value-type="float"/>
          <table:table-cell office:value-type="string">
            <text:p>Southwest</text:p>
          </table:table-cell>
          <table:table-cell office:value-type="string">
            <text:p>@SouthwestAir easy fix, let the business select actually board 1st, then board the pre-boards...</text:p>
          </table:table-cell>
          <table:table-cell office:value="11.981050332636944" office:value-type="float"/>
          <table:table-cell office:value="0.182" office:value-type="float"/>
          <table:table-cell office:value="0.517579399991064" office:value-type="float"/>
        </table:table-row>
        <table:table-row>
          <table:table-cell office:value="1843" office:value-type="float"/>
          <table:table-cell office:value-type="string">
            <text:p>United</text:p>
          </table:table-cell>
          <table:table-cell office:value-type="string">
            <text:p>@united doesn't purchasing ticket with a united card give me priority boarding ?</text:p>
          </table:table-cell>
          <table:table-cell office:value="9.148553260500394" office:value-type="float"/>
          <table:table-cell office:value="0.337" office:value-type="float"/>
          <table:table-cell office:value="0.47442698736915156" office:value-type="float"/>
        </table:table-row>
        <table:table-row>
          <table:table-cell office:value="583" office:value-type="float"/>
          <table:table-cell office:value-type="string">
            <text:p>United</text:p>
          </table:table-cell>
          <table:table-cell office:value-type="string">
            <text:p>@united @getmeontop 7 WEEKS Late FlightR AND I STILL HAVE NOT RECEIVED MY MILES FROM THE MileagePlus Gift Card $150 STARBUCKS CARD I HANDED OVER!!!</text:p>
          </table:table-cell>
          <table:table-cell office:value="10.24810255170831" office:value-type="float"/>
          <table:table-cell office:value="0.222" office:value-type="float"/>
          <table:table-cell office:value="0.46924618605591795" office:value-type="float"/>
        </table:table-row>
        <table:table-row>
          <table:table-cell office:value="6176" office:value-type="float"/>
          <table:table-cell office:value-type="string">
            <text:p>Southwest</text:p>
          </table:table-cell>
          <table:table-cell office:value-type="string">
            <text:p>@SouthwestAir How do I stop getting credit card apps? I already have a card!</text:p>
          </table:table-cell>
          <table:table-cell office:value="10.24810255170831" office:value-type="float"/>
          <table:table-cell office:value="0.169" office:value-type="float"/>
          <table:table-cell office:value="0.44804618605591795" office:value-type="float"/>
        </table:table-row>
        <table:table-row>
          <table:table-cell office:value="4942" office:value-type="float"/>
          <table:table-cell office:value-type="string">
            <text:p>Southwest</text:p>
          </table:table-cell>
          <table:table-cell office:value-type="string">
            <text:p>@SouthwestAir promised 4 rooms until Wednesday, (wentook3) and the hotel charged us $79 per room because we had a pink paper needed white?</text:p>
          </table:table-cell>
          <table:table-cell office:value="10.914102532801254" office:value-type="float"/>
          <table:table-cell office:value="0.099" office:value-type="float"/>
          <table:table-cell office:value="0.4447704851582808" office:value-type="float"/>
        </table:table-row>
        <table:table-row>
          <table:table-cell office:value="3607" office:value-type="float"/>
          <table:table-cell office:value-type="string">
            <text:p>United</text:p>
          </table:table-cell>
          <table:table-cell office:value-type="string">
            <text:p>@United should find a way to distinguish boarding of premier members and credit card holders. Group 2 is too big!</text:p>
          </table:table-cell>
          <table:table-cell office:value="9.148553260500394" office:value-type="float"/>
          <table:table-cell office:value="0.24" office:value-type="float"/>
          <table:table-cell office:value="0.4356269873691516" office:value-type="float"/>
        </table:table-row>
        <table:table-row>
          <table:table-cell office:value="9179" office:value-type="float"/>
          <table:table-cell office:value-type="string">
            <text:p>US Airways</text:p>
          </table:table-cell>
          <table:table-cell office:value-type="string">
            <text:p>@USAirways charged my card 11 times for one airline ticket, now card is on security hold</text:p>
          </table:table-cell>
          <table:table-cell office:value="10.24810255170831" office:value-type="float"/>
          <table:table-cell office:value="0.132" office:value-type="float"/>
          <table:table-cell office:value="0.43324618605591797" office:value-type="float"/>
        </table:table-row>
        <table:table-row>
          <table:table-cell office:value="2945" office:value-type="float"/>
          <table:table-cell office:value-type="string">
            <text:p>United</text:p>
          </table:table-cell>
          <table:table-cell office:value-type="string">
            <text:p>@united will flight 5559 to YYC be providing free food when we are allowed back on board <text:s/>after the "broken lightbulb"</text:p>
          </table:table-cell>
          <table:table-cell office:value="9.241818190670383" office:value-type="float"/>
          <table:table-cell office:value="0.224" office:value-type="float"/>
          <table:table-cell office:value="0.43268931483874046" office:value-type="float"/>
        </table:table-row>
        <table:table-row>
          <table:table-cell office:value="2886" office:value-type="float"/>
          <table:table-cell office:value-type="string">
            <text:p>United</text:p>
          </table:table-cell>
          <table:table-cell office:value-type="string">
            <text:p>@united Are the current on board food menus available anywhere online?</text:p>
          </table:table-cell>
          <table:table-cell office:value="9.241818190670383" office:value-type="float"/>
          <table:table-cell office:value="0.219" office:value-type="float"/>
          <table:table-cell office:value="0.43068931483874046" office:value-type="float"/>
        </table:table-row>
        <table:table-row>
          <table:table-cell office:value="614" office:value-type="float"/>
          <table:table-cell office:value-type="string">
            <text:p>United</text:p>
          </table:table-cell>
          <table:table-cell office:value-type="string">
            <text:p>@united on 768 to Logan - boarding gong show due to lax carry on enforcement. Bins full of coats = no room for bags. U need a better system!</text:p>
          </table:table-cell>
          <table:table-cell office:value="9.481553251046867" office:value-type="float"/>
          <table:table-cell office:value="0.175" office:value-type="float"/>
          <table:table-cell office:value="0.421989136920333" office:value-type="float"/>
        </table:table-row>
        <table:table-row>
          <table:table-cell office:value="1030" office:value-type="float"/>
          <table:table-cell office:value-type="string">
            <text:p>United</text:p>
          </table:table-cell>
          <table:table-cell office:value-type="string">
            <text:p>.@united For those playing along at home: http://t.co/2b4bDTldX2</text:p>
          </table:table-cell>
          <table:table-cell office:value="6.3725615069573855" office:value-type="float"/>
          <table:table-cell office:value="0.434" office:value-type="float"/>
          <table:table-cell office:value="0.4101722540827377" office:value-type="float"/>
        </table:table-row>
        <table:table-row>
          <table:table-cell office:value="1142" office:value-type="float"/>
          <table:table-cell office:value-type="string">
            <text:p>United</text:p>
          </table:table-cell>
          <table:table-cell office:value-type="string">
            <text:p>@united only thing confusing me is why I lost priority boarding? I'm a mileage plus card member 😔</text:p>
          </table:table-cell>
          <table:table-cell office:value="9.148553260500394" office:value-type="float"/>
          <table:table-cell office:value="0.176" office:value-type="float"/>
          <table:table-cell office:value="0.4100269873691516" office:value-type="float"/>
        </table:table-row>
        <table:table-row>
          <table:table-cell office:value="11266" office:value-type="float"/>
          <table:table-cell office:value-type="string">
            <text:p>US Airways</text:p>
          </table:table-cell>
          <table:table-cell office:value-type="string">
            <text:p>@USAirways any plans to support #ApplePay on board? I have the USAirways MC and it would be nice to still use it if I forget the card.</text:p>
          </table:table-cell>
          <table:table-cell office:value="9.148553260500394" office:value-type="float"/>
          <table:table-cell office:value="0.175" office:value-type="float"/>
          <table:table-cell office:value="0.4096269873691516" office:value-type="float"/>
        </table:table-row>
        <table:table-row>
          <table:table-cell office:value="448" office:value-type="float"/>
          <table:table-cell office:value-type="string">
            <text:p>Virgin America</text:p>
          </table:table-cell>
          <table:table-cell office:value-type="string">
            <text:p>@VirginAmerica All of group E was told there was no more room in the bins. when I got on the plane, was room for at least 4 bags in my row!</text:p>
          </table:table-cell>
          <table:table-cell office:value="10.914102532801254" office:value-type="float"/>
          <table:table-cell office:value="0.0" office:value-type="float"/>
          <table:table-cell office:value="0.4051704851582808" office:value-type="float"/>
        </table:table-row>
        <table:table-row>
          <table:table-cell office:value="893" office:value-type="float"/>
          <table:table-cell office:value-type="string">
            <text:p>United</text:p>
          </table:table-cell>
          <table:table-cell office:value-type="string">
            <text:p>@United THANK U! Secured room for the night Thx to VERY helpful customer service rep N. Dorns.. I thanked her.. Can u 2? #goodenoughmother</text:p>
          </table:table-cell>
          <table:table-cell office:value="5.457051266400627" office:value-type="float"/>
          <table:table-cell office:value="0.503" office:value-type="float"/>
          <table:table-cell office:value="0.4037852425791404" office:value-type="float"/>
        </table:table-row>
        <table:table-row>
          <table:table-cell office:value="11461" office:value-type="float"/>
          <table:table-cell office:value-type="string">
            <text:p>US Airways</text:p>
          </table:table-cell>
          <table:table-cell office:value-type="string">
            <text:p>@USAirways yes and our flight attendant (who is wonderful btw) secured the tray table so it's not flailing about. http://t.co/JhXWMuTx4G</text:p>
          </table:table-cell>
          <table:table-cell office:value="7.093392704862889" office:value-type="float"/>
          <table:table-cell office:value="0.349" office:value-type="float"/>
          <table:table-cell office:value="0.40293208388045504" office:value-type="float"/>
        </table:table-row>
        <table:table-row>
          <table:table-cell office:value="1084" office:value-type="float"/>
          <table:table-cell office:value-type="string">
            <text:p>United</text:p>
          </table:table-cell>
          <table:table-cell office:value-type="string">
            <text:p>@united Would be helpful if you could refresh boarding time info on boarding passes for delayed flights</text:p>
          </table:table-cell>
          <table:table-cell office:value="7.987366888424629" office:value-type="float"/>
          <table:table-cell office:value="0.26" office:value-type="float"/>
          <table:table-cell office:value="0.4005195999940425" office:value-type="float"/>
        </table:table-row>
        <table:table-row>
          <table:table-cell office:value="5060" office:value-type="float"/>
          <table:table-cell office:value-type="string">
            <text:p>Southwest</text:p>
          </table:table-cell>
          <table:table-cell office:value-type="string">
            <text:p>@SouthwestAir I'm running out of money to keep paying for hotel rooms &amp;amp; food in NYC. You don't help people with $ spent</text:p>
          </table:table-cell>
          <table:table-cell office:value="10.705186012858695" office:value-type="float"/>
          <table:table-cell office:value="0.0" office:value-type="float"/>
          <table:table-cell office:value="0.3974147574208596" office:value-type="float"/>
        </table:table-row>
        <table:table-row>
          <table:table-cell office:value="11440" office:value-type="float"/>
          <table:table-cell office:value-type="string">
            <text:p>US Airways</text:p>
          </table:table-cell>
          <table:table-cell office:value-type="string">
            <text:p>@USAirways I don't mind waiting, I mind waiting on a plane, when I shouldn't have had to. <text:s/>The airport has more room and you know.. food!</text:p>
          </table:table-cell>
          <table:table-cell office:value="10.705186012858695" office:value-type="float"/>
          <table:table-cell office:value="0.0" office:value-type="float"/>
          <table:table-cell office:value="0.3974147574208596" office:value-type="float"/>
        </table:table-row>
        <table:table-row>
          <table:table-cell office:value="3364" office:value-type="float"/>
          <table:table-cell office:value-type="string">
            <text:p>United</text:p>
          </table:table-cell>
          <table:table-cell office:value-type="string">
            <text:p>@united how's my refund coming along??</text:p>
          </table:table-cell>
          <table:table-cell office:value="6.3725615069573855" office:value-type="float"/>
          <table:table-cell office:value="0.387" office:value-type="float"/>
          <table:table-cell office:value="0.3913722540827377" office:value-type="float"/>
        </table:table-row>
        <table:table-row>
          <table:table-cell office:value="2171" office:value-type="float"/>
          <table:table-cell office:value-type="string">
            <text:p>United</text:p>
          </table:table-cell>
          <table:table-cell office:value-type="string">
            <text:p>@united boarding a #plane would be much faster if you boarded back to front instead of front to back #MakesSense #efficiency #travel #flying</text:p>
          </table:table-cell>
          <table:table-cell office:value="7.987366888424629" office:value-type="float"/>
          <table:table-cell office:value="0.202" office:value-type="float"/>
          <table:table-cell office:value="0.3773195999940425" office:value-type="float"/>
        </table:table-row>
        <table:table-row>
          <table:table-cell office:value="858" office:value-type="float"/>
          <table:table-cell office:value-type="string">
            <text:p>United</text:p>
          </table:table-cell>
          <table:table-cell office:value-type="string">
            <text:p>@united comically on the return flight from ASE there were two United flights boarding at adjacent gates and not clear which plane to board</text:p>
          </table:table-cell>
          <table:table-cell office:value="7.987366888424629" office:value-type="float"/>
          <table:table-cell office:value="0.195" office:value-type="float"/>
          <table:table-cell office:value="0.37451959999404255" office:value-type="float"/>
        </table:table-row>
        <table:table-row>
          <table:table-cell office:value="12786" office:value-type="float"/>
          <table:table-cell office:value-type="string">
            <text:p>American</text:p>
          </table:table-cell>
          <table:table-cell office:value-type="string">
            <text:p>@AmericanAir why would it take that long? My credit card company says the card hasn't been charged yet. Should it take 5 days for this?</text:p>
          </table:table-cell>
          <table:table-cell office:value="8.198482041366647" office:value-type="float"/>
          <table:table-cell office:value="0.165" office:value-type="float"/>
          <table:table-cell office:value="0.37035694884473436" office:value-type="float"/>
        </table:table-row>
        <table:table-row>
          <table:table-cell office:value="2954" office:value-type="float"/>
          <table:table-cell office:value-type="string">
            <text:p>United</text:p>
          </table:table-cell>
          <table:table-cell office:value-type="string">
            <text:p>@united yes to three different checkers along the walk to the plane. Overkill</text:p>
          </table:table-cell>
          <table:table-cell office:value="6.3725615069573855" office:value-type="float"/>
          <table:table-cell office:value="0.333" office:value-type="float"/>
          <table:table-cell office:value="0.36977225408273773" office:value-type="float"/>
        </table:table-row>
        <table:table-row>
          <table:table-cell office:value="789" office:value-type="float"/>
          <table:table-cell office:value-type="string">
            <text:p>United</text:p>
          </table:table-cell>
          <table:table-cell office:value-type="string">
            <text:p>@united why would they make me share a room?</text:p>
          </table:table-cell>
          <table:table-cell office:value="5.457051266400627" office:value-type="float"/>
          <table:table-cell office:value="0.417" office:value-type="float"/>
          <table:table-cell office:value="0.3693852425791404" office:value-type="float"/>
        </table:table-row>
        <table:table-row>
          <table:table-cell office:value="3200" office:value-type="float"/>
          <table:table-cell office:value-type="string">
            <text:p>United</text:p>
          </table:table-cell>
          <table:table-cell office:value-type="string">
            <text:p>@united no, didn't notice I was 38A until start of boarding. Assumed I was 8E. By time boarding started, GAs had cleared standbys, full flt</text:p>
          </table:table-cell>
          <table:table-cell office:value="7.987366888424629" office:value-type="float"/>
          <table:table-cell office:value="0.154" office:value-type="float"/>
          <table:table-cell office:value="0.3581195999940425" office:value-type="float"/>
        </table:table-row>
        <table:table-row>
          <table:table-cell office:value="1291" office:value-type="float"/>
          <table:table-cell office:value-type="string">
            <text:p>United</text:p>
          </table:table-cell>
          <table:table-cell office:value-type="string">
            <text:p>@united WHy is my KTN not showing on my boarding? <text:s/>Why is TSA pre-check not applying to my boarding pass?</text:p>
          </table:table-cell>
          <table:table-cell office:value="7.987366888424629" office:value-type="float"/>
          <table:table-cell office:value="0.143" office:value-type="float"/>
          <table:table-cell office:value="0.35371959999404257" office:value-type="float"/>
        </table:table-row>
        <table:table-row>
          <table:table-cell office:value="597" office:value-type="float"/>
          <table:table-cell office:value-type="string">
            <text:p>United</text:p>
          </table:table-cell>
          <table:table-cell office:value-type="string">
            <text:p>@united Mobile boarding pass disappeared from phone while standing in line to board. Second time this week... Hmm.</text:p>
          </table:table-cell>
          <table:table-cell office:value="7.987366888424629" office:value-type="float"/>
          <table:table-cell office:value="0.135" office:value-type="float"/>
          <table:table-cell office:value="0.35051959999404253" office:value-type="float"/>
        </table:table-row>
        <table:table-row>
          <table:table-cell office:value="3551" office:value-type="float"/>
          <table:table-cell office:value-type="string">
            <text:p>United</text:p>
          </table:table-cell>
          <table:table-cell office:value-type="string">
            <text:p>@united I want a hotel room and a whiskey.</text:p>
          </table:table-cell>
          <table:table-cell office:value="5.457051266400627" office:value-type="float"/>
          <table:table-cell office:value="0.369" office:value-type="float"/>
          <table:table-cell office:value="0.3501852425791404" office:value-type="float"/>
        </table:table-row>
        <table:table-row>
          <table:table-cell office:value="7012" office:value-type="float"/>
          <table:table-cell office:value-type="string">
            <text:p>Delta</text:p>
          </table:table-cell>
          <table:table-cell office:value-type="string">
            <text:p>@JetBlue loved the service from the staff at Newark today. Good service goes along way. I appreciate your preciation Nj ✈️Tampa 🔵🔵🔵</text:p>
          </table:table-cell>
          <table:table-cell office:value="6.3725615069573855" office:value-type="float"/>
          <table:table-cell office:value="0.284" office:value-type="float"/>
          <table:table-cell office:value="0.35017225408273767" office:value-type="float"/>
        </table:table-row>
        <table:table-row>
          <table:table-cell office:value="1151" office:value-type="float"/>
          <table:table-cell office:value-type="string">
            <text:p>United</text:p>
          </table:table-cell>
          <table:table-cell office:value-type="string">
            <text:p>@united gate C 24 IAD. U released passengers to board w/others deplaning .50 peopleOn bridge while next flight <text:s/>board http://t.co/HfoF33iyhi</text:p>
          </table:table-cell>
          <table:table-cell office:value="7.987366888424629" office:value-type="float"/>
          <table:table-cell office:value="0.128" office:value-type="float"/>
          <table:table-cell office:value="0.34771959999404256" office:value-type="float"/>
        </table:table-row>
        <table:table-row>
          <table:table-cell office:value="2508" office:value-type="float"/>
          <table:table-cell office:value-type="string">
            <text:p>United</text:p>
          </table:table-cell>
          <table:table-cell office:value-type="string">
            <text:p>@united officially has the most inefficient boarding procedure. There is no reason it should take 45 mins to board a plane!</text:p>
          </table:table-cell>
          <table:table-cell office:value="7.987366888424629" office:value-type="float"/>
          <table:table-cell office:value="0.127" office:value-type="float"/>
          <table:table-cell office:value="0.34731959999404255" office:value-type="float"/>
        </table:table-row>
        <table:table-row>
          <table:table-cell office:value="4922" office:value-type="float"/>
          <table:table-cell office:value-type="string">
            <text:p>Southwest</text:p>
          </table:table-cell>
          <table:table-cell office:value-type="string">
            <text:p>@SouthwestAir thanks connection thru Nashville have A1 boarding pass get to Dallas gate boarding 40 min before flt get end of B group</text:p>
          </table:table-cell>
          <table:table-cell office:value="7.987366888424629" office:value-type="float"/>
          <table:table-cell office:value="0.116" office:value-type="float"/>
          <table:table-cell office:value="0.34291959999404253" office:value-type="float"/>
        </table:table-row>
        <table:table-row>
          <table:table-cell office:value="1050" office:value-type="float"/>
          <table:table-cell office:value-type="string">
            <text:p>United</text:p>
          </table:table-cell>
          <table:table-cell office:value-type="string">
            <text:p>@united really? 3 hr delay, 4 gate changes, &amp;amp; you boarded us, sent us back up, &amp;amp; boarded us again. <text:s/>Won't change our flight. Can we go now?</text:p>
          </table:table-cell>
          <table:table-cell office:value="7.987366888424629" office:value-type="float"/>
          <table:table-cell office:value="0.1" office:value-type="float"/>
          <table:table-cell office:value="0.3365195999940426" office:value-type="float"/>
        </table:table-row>
        <table:table-row>
          <table:table-cell office:value="7654" office:value-type="float"/>
          <table:table-cell office:value-type="string">
            <text:p>Delta</text:p>
          </table:table-cell>
          <table:table-cell office:value-type="string">
            <text:p>@JetBlue no. Not boarding order. Someone boarded with. Service Animal which a member of my party was allergic to and because the flight was</text:p>
          </table:table-cell>
          <table:table-cell office:value="7.987366888424629" office:value-type="float"/>
          <table:table-cell office:value="0.1" office:value-type="float"/>
          <table:table-cell office:value="0.3365195999940426" office:value-type="float"/>
        </table:table-row>
        <table:table-row>
          <table:table-cell office:value="1165" office:value-type="float"/>
          <table:table-cell office:value-type="string">
            <text:p>United</text:p>
          </table:table-cell>
          <table:table-cell office:value-type="string">
            <text:p>@united today take flight to san francisco. .. refuse to let us board with baby early... time we board wont let us take baby carryon bag</text:p>
          </table:table-cell>
          <table:table-cell office:value="7.987366888424629" office:value-type="float"/>
          <table:table-cell office:value="0.097" office:value-type="float"/>
          <table:table-cell office:value="0.33531959999404254" office:value-type="float"/>
        </table:table-row>
        <table:table-row>
          <table:table-cell office:value="783" office:value-type="float"/>
          <table:table-cell office:value-type="string">
            <text:p>United</text:p>
          </table:table-cell>
          <table:table-cell office:value-type="string">
            <text:p>@united seriously #fail on making strangers share a room</text:p>
          </table:table-cell>
          <table:table-cell office:value="5.457051266400627" office:value-type="float"/>
          <table:table-cell office:value="0.329" office:value-type="float"/>
          <table:table-cell office:value="0.3341852425791404" office:value-type="float"/>
        </table:table-row>
        <table:table-row>
          <table:table-cell office:value="4318" office:value-type="float"/>
          <table:table-cell office:value-type="string">
            <text:p>United</text:p>
          </table:table-cell>
          <table:table-cell office:value-type="string">
            <text:p>@united please see a flight attendant for what? Why isn't there enough room for over head bags? I carry on to save time!!!</text:p>
          </table:table-cell>
          <table:table-cell office:value="5.457051266400627" office:value-type="float"/>
          <table:table-cell office:value="0.323" office:value-type="float"/>
          <table:table-cell office:value="0.33178524257914044" office:value-type="float"/>
        </table:table-row>
        <table:table-row>
          <table:table-cell office:value="2968" office:value-type="float"/>
          <table:table-cell office:value-type="string">
            <text:p>United</text:p>
          </table:table-cell>
          <table:table-cell office:value-type="string">
            <text:p>@united FLT 3444 delayed because of maintenance - that's fixed but can't board because flight crew didn't stay in boarding area #fail</text:p>
          </table:table-cell>
          <table:table-cell office:value="7.987366888424629" office:value-type="float"/>
          <table:table-cell office:value="0.07" office:value-type="float"/>
          <table:table-cell office:value="0.32451959999404256" office:value-type="float"/>
        </table:table-row>
        <table:table-row>
          <table:table-cell office:value="4849" office:value-type="float"/>
          <table:table-cell office:value-type="string">
            <text:p>Southwest</text:p>
          </table:table-cell>
          <table:table-cell office:value-type="string">
            <text:p>@SouthwestAir no delay. I pay $777.70 for BS A1 ticket. You boarded flight early. I'm last to board. Now have middle seat. Wasted $$$$!</text:p>
          </table:table-cell>
          <table:table-cell office:value="7.987366888424629" office:value-type="float"/>
          <table:table-cell office:value="0.07" office:value-type="float"/>
          <table:table-cell office:value="0.32451959999404256" office:value-type="float"/>
        </table:table-row>
        <table:table-row>
          <table:table-cell office:value="9929" office:value-type="float"/>
          <table:table-cell office:value-type="string">
            <text:p>US Airways</text:p>
          </table:table-cell>
          <table:table-cell office:value-type="string">
            <text:p>@USAirways thanks for the worst customer service on the face of the earth. I loved the 5+ hrs on hold along w 2 Cancelled Flightled flights</text:p>
          </table:table-cell>
          <table:table-cell office:value="6.3725615069573855" office:value-type="float"/>
          <table:table-cell office:value="0.195" office:value-type="float"/>
          <table:table-cell office:value="0.3145722540827377" office:value-type="float"/>
        </table:table-row>
        <table:table-row>
          <table:table-cell office:value="11339" office:value-type="float"/>
          <table:table-cell office:value-type="string">
            <text:p>US Airways</text:p>
          </table:table-cell>
          <table:table-cell office:value-type="string">
            <text:p>@USAirways I appreciate that you actually monitor Twitter, so please <text:s/>pass along my feedback. I've tried calling about 15 times in 4 days :(</text:p>
          </table:table-cell>
          <table:table-cell office:value="6.3725615069573855" office:value-type="float"/>
          <table:table-cell office:value="0.192" office:value-type="float"/>
          <table:table-cell office:value="0.3133722540827377" office:value-type="float"/>
        </table:table-row>
        <table:table-row>
          <table:table-cell office:value="12385" office:value-type="float"/>
          <table:table-cell office:value-type="string">
            <text:p>American</text:p>
          </table:table-cell>
          <table:table-cell office:value-type="string">
            <text:p>@AmericanAir Your AA3465 staff are refusing to allow a woman to board. She was here at 8 for 8:16 departure. Sign still "Now Boarding"...</text:p>
          </table:table-cell>
          <table:table-cell office:value="7.6678722128876435" office:value-type="float"/>
          <table:table-cell office:value="0.071" office:value-type="float"/>
          <table:table-cell office:value="0.3130588159942808" office:value-type="float"/>
        </table:table-row>
        <table:table-row>
          <table:table-cell office:value="13141" office:value-type="float"/>
          <table:table-cell office:value-type="string">
            <text:p>American</text:p>
          </table:table-cell>
          <table:table-cell office:value-type="string">
            <text:p>@AmericanAir served the nastiest food Ive ever seen yesterday.Rubber chicken in slime. The ENTIRE cabin sent their food back.FAs can confirm</text:p>
          </table:table-cell>
          <table:table-cell office:value="8.347705929638629" office:value-type="float"/>
          <table:table-cell office:value="0.0" office:value-type="float"/>
          <table:table-cell office:value="0.3098966727960766" office:value-type="float"/>
        </table:table-row>
        <table:table-row>
          <table:table-cell office:value="14026" office:value-type="float"/>
          <table:table-cell office:value-type="string">
            <text:p>American</text:p>
          </table:table-cell>
          <table:table-cell office:value-type="string">
            <text:p>@AmericanAir flight attendants on AA2402 were spectacular.Fed the ENTIRE cabin then food from coach. Why do you keep serving this vile food</text:p>
          </table:table-cell>
          <table:table-cell office:value="8.347705929638629" office:value-type="float"/>
          <table:table-cell office:value="0.0" office:value-type="float"/>
          <table:table-cell office:value="0.3098966727960766" office:value-type="float"/>
        </table:table-row>
        <table:table-row>
          <table:table-cell office:value="1130" office:value-type="float"/>
          <table:table-cell office:value-type="string">
            <text:p>United</text:p>
          </table:table-cell>
          <table:table-cell office:value-type="string">
            <text:p>@united Hopefully my baggage fees will be waived tomorrow when I actually get on a flight, as well as compensation for my hotel room</text:p>
          </table:table-cell>
          <table:table-cell office:value="5.457051266400627" office:value-type="float"/>
          <table:table-cell office:value="0.266" office:value-type="float"/>
          <table:table-cell office:value="0.3089852425791404" office:value-type="float"/>
        </table:table-row>
        <table:table-row>
          <table:table-cell office:value="13671" office:value-type="float"/>
          <table:table-cell office:value-type="string">
            <text:p>American</text:p>
          </table:table-cell>
          <table:table-cell office:value-type="string">
            <text:p>@AmericanAir Can you check on he status of my EXP membership card? Need the physical card to access some international lounges soon.</text:p>
          </table:table-cell>
          <table:table-cell office:value="8.198482041366647" office:value-type="float"/>
          <table:table-cell office:value="0.0" office:value-type="float"/>
          <table:table-cell office:value="0.30435694884473435" office:value-type="float"/>
        </table:table-row>
        <table:table-row>
          <table:table-cell office:value="12401" office:value-type="float"/>
          <table:table-cell office:value-type="string">
            <text:p>American</text:p>
          </table:table-cell>
          <table:table-cell office:value-type="string">
            <text:p>@AmericanAir was hoping for 8A if possible, for some frozen views along the way!</text:p>
          </table:table-cell>
          <table:table-cell office:value="6.1176590466790906" office:value-type="float"/>
          <table:table-cell office:value="0.192" office:value-type="float"/>
          <table:table-cell office:value="0.3039093639194282" office:value-type="float"/>
        </table:table-row>
        <table:table-row>
          <table:table-cell office:value="4573" office:value-type="float"/>
          <table:table-cell office:value-type="string">
            <text:p>Southwest</text:p>
          </table:table-cell>
          <table:table-cell office:value-type="string">
            <text:p>@SouthwestAir can you tell me if flight 805 from MDW-FLL tomorrow (2/24) is at full capacity? <text:s/>i'm hoping for a little bit of extra room! 😊</text:p>
          </table:table-cell>
          <table:table-cell office:value="5.457051266400627" office:value-type="float"/>
          <table:table-cell office:value="0.252" office:value-type="float"/>
          <table:table-cell office:value="0.3033852425791404" office:value-type="float"/>
        </table:table-row>
        <table:table-row>
          <table:table-cell office:value="73" office:value-type="float"/>
          <table:table-cell office:value-type="string">
            <text:p>Virgin America</text:p>
          </table:table-cell>
          <table:table-cell office:value-type="string">
            <text:p>@VirginAmerica your airline is awesome but your lax loft needs to step up its game. $40 for dirty tables and floors? http://t.co/hy0VrfhjHt</text:p>
          </table:table-cell>
          <table:table-cell office:value="7.093392704862889" office:value-type="float"/>
          <table:table-cell office:value="0.097" office:value-type="float"/>
          <table:table-cell office:value="0.30213208388045504" office:value-type="float"/>
        </table:table-row>
        <table:table-row>
          <table:table-cell office:value="2982" office:value-type="float"/>
          <table:table-cell office:value-type="string">
            <text:p>United</text:p>
          </table:table-cell>
          <table:table-cell office:value-type="string">
            <text:p>@united: Worse - headed to LaGuardia (delayed). <text:s/>Why is the tray table the size of a mouse pad and the overhead the size on my pocket?</text:p>
          </table:table-cell>
          <table:table-cell office:value="7.093392704862889" office:value-type="float"/>
          <table:table-cell office:value="0.091" office:value-type="float"/>
          <table:table-cell office:value="0.299732083880455" office:value-type="float"/>
        </table:table-row>
        <table:table-row>
          <table:table-cell office:value="5440" office:value-type="float"/>
          <table:table-cell office:value-type="string">
            <text:p>Southwest</text:p>
          </table:table-cell>
          <table:table-cell office:value-type="string">
            <text:p>@SouthwestAir how often are airplane seats/tray tables cleaned and sanitized? rather have air purifier and clean seats than #wifi 😷😱</text:p>
          </table:table-cell>
          <table:table-cell office:value="7.093392704862889" office:value-type="float"/>
          <table:table-cell office:value="0.083" office:value-type="float"/>
          <table:table-cell office:value="0.29653208388045504" office:value-type="float"/>
        </table:table-row>
        <table:table-row>
          <table:table-cell office:value="4637" office:value-type="float"/>
          <table:table-cell office:value-type="string">
            <text:p>Southwest</text:p>
          </table:table-cell>
          <table:table-cell office:value-type="string">
            <text:p>@SouthwestAir 10+ people pre boarded Only 1 needed a wheel chair off the plane... Was NOT the case boarding</text:p>
          </table:table-cell>
          <table:table-cell office:value="7.987366888424629" office:value-type="float"/>
          <table:table-cell office:value="0.0" office:value-type="float"/>
          <table:table-cell office:value="0.29651959999404254" office:value-type="float"/>
        </table:table-row>
        <table:table-row>
          <table:table-cell office:value="4926" office:value-type="float"/>
          <table:table-cell office:value-type="string">
            <text:p>Southwest</text:p>
          </table:table-cell>
          <table:table-cell office:value-type="string">
            <text:p>@SouthwestAir now I can't board thanks. You guys moved me to standby. I've been holding this boarding pass since 7pm yesterday</text:p>
          </table:table-cell>
          <table:table-cell office:value="7.987366888424629" office:value-type="float"/>
          <table:table-cell office:value="0.0" office:value-type="float"/>
          <table:table-cell office:value="0.29651959999404254" office:value-type="float"/>
        </table:table-row>
        <table:table-row>
          <table:table-cell office:value="5531" office:value-type="float"/>
          <table:table-cell office:value-type="string">
            <text:p>Southwest</text:p>
          </table:table-cell>
          <table:table-cell office:value-type="string">
            <text:p>@SouthwestAir WTF, my flight was delayed and then I go to board and my boarding pass has disappeared from the Southwest app!</text:p>
          </table:table-cell>
          <table:table-cell office:value="7.987366888424629" office:value-type="float"/>
          <table:table-cell office:value="0.0" office:value-type="float"/>
          <table:table-cell office:value="0.29651959999404254" office:value-type="float"/>
        </table:table-row>
        <table:table-row>
          <table:table-cell office:value="5799" office:value-type="float"/>
          <table:table-cell office:value-type="string">
            <text:p>Southwest</text:p>
          </table:table-cell>
          <table:table-cell office:value-type="string">
            <text:p>@SouthwestAir because your gate attendant let someone board whose boarding pass kept reading invalid. This messed up the passenger log.</text:p>
          </table:table-cell>
          <table:table-cell office:value="7.987366888424629" office:value-type="float"/>
          <table:table-cell office:value="0.0" office:value-type="float"/>
          <table:table-cell office:value="0.29651959999404254" office:value-type="float"/>
        </table:table-row>
        <table:table-row>
          <table:table-cell office:value="6047" office:value-type="float"/>
          <table:table-cell office:value-type="string">
            <text:p>Southwest</text:p>
          </table:table-cell>
          <table:table-cell office:value-type="string">
            <text:p>@SouthwestAir Learn how to give folks on multiple flights the same day boarding position at least if you can't give them <text:s/>boarding passes.</text:p>
          </table:table-cell>
          <table:table-cell office:value="7.987366888424629" office:value-type="float"/>
          <table:table-cell office:value="0.0" office:value-type="float"/>
          <table:table-cell office:value="0.29651959999404254" office:value-type="float"/>
        </table:table-row>
        <table:table-row>
          <table:table-cell office:value="6615" office:value-type="float"/>
          <table:table-cell office:value-type="string">
            <text:p>Southwest</text:p>
          </table:table-cell>
          <table:table-cell office:value-type="string">
            <text:p>@SouthwestAir Hey SWAir- a very tortured boarding on flight 1971 due to one gate agent having to board assisted folks one at a time.</text:p>
          </table:table-cell>
          <table:table-cell office:value="7.987366888424629" office:value-type="float"/>
          <table:table-cell office:value="0.0" office:value-type="float"/>
          <table:table-cell office:value="0.29651959999404254" office:value-type="float"/>
        </table:table-row>
        <table:table-row>
          <table:table-cell office:value="11245" office:value-type="float"/>
          <table:table-cell office:value-type="string">
            <text:p>US Airways</text:p>
          </table:table-cell>
          <table:table-cell office:value-type="string">
            <text:p>@USAirways checked in last night @ airport by supervisor w boarding pass for 1A - boarding today seat changed to 7F. How does that happen?</text:p>
          </table:table-cell>
          <table:table-cell office:value="7.987366888424629" office:value-type="float"/>
          <table:table-cell office:value="0.0" office:value-type="float"/>
          <table:table-cell office:value="0.29651959999404254" office:value-type="float"/>
        </table:table-row>
        <table:table-row>
          <table:table-cell office:value="7686" office:value-type="float"/>
          <table:table-cell office:value-type="string">
            <text:p>Delta</text:p>
          </table:table-cell>
          <table:table-cell office:value-type="string">
            <text:p>@JetBlue You can pass that along to my wife, daughter, daughter's friend, my elderly mother-in-law. <text:s/>They spent several hours waiting.</text:p>
          </table:table-cell>
          <table:table-cell office:value="6.3725615069573855" office:value-type="float"/>
          <table:table-cell office:value="0.144" office:value-type="float"/>
          <table:table-cell office:value="0.29417225408273767" office:value-type="float"/>
        </table:table-row>
        <table:table-row>
          <table:table-cell office:value="3573" office:value-type="float"/>
          <table:table-cell office:value-type="string">
            <text:p>United</text:p>
          </table:table-cell>
          <table:table-cell office:value-type="string">
            <text:p>@united yes we are in EWR and it was corrected but just the fact the it was beought up for us to share rooms is unexpactable</text:p>
          </table:table-cell>
          <table:table-cell office:value="5.457051266400627" office:value-type="float"/>
          <table:table-cell office:value="0.222" office:value-type="float"/>
          <table:table-cell office:value="0.2913852425791404" office:value-type="float"/>
        </table:table-row>
        <table:table-row>
          <table:table-cell office:value="834" office:value-type="float"/>
          <table:table-cell office:value-type="string">
            <text:p>United</text:p>
          </table:table-cell>
          <table:table-cell office:value-type="string">
            <text:p>@united not just refunded, but for those of us who are on vacation to get a free room night to make up for making us sleep in DIA</text:p>
          </table:table-cell>
          <table:table-cell office:value="5.457051266400627" office:value-type="float"/>
          <table:table-cell office:value="0.196" office:value-type="float"/>
          <table:table-cell office:value="0.2809852425791404" office:value-type="float"/>
        </table:table-row>
        <table:table-row>
          <table:table-cell office:value="2091" office:value-type="float"/>
          <table:table-cell office:value-type="string">
            <text:p>United</text:p>
          </table:table-cell>
          <table:table-cell office:value-type="string">
            <text:p>@united more people stranded cause you suck. Better yet, you weasel out of Flight Booking Problems rooms for people claiming weather http://t.co/Flcnnn2USD</text:p>
          </table:table-cell>
          <table:table-cell office:value="5.457051266400627" office:value-type="float"/>
          <table:table-cell office:value="0.195" office:value-type="float"/>
          <table:table-cell office:value="0.2805852425791404" office:value-type="float"/>
        </table:table-row>
        <table:table-row>
          <table:table-cell office:value="750" office:value-type="float"/>
          <table:table-cell office:value-type="string">
            <text:p>United</text:p>
          </table:table-cell>
          <table:table-cell office:value-type="string">
            <text:p>@united you are offering us 8 rooms for 32 people #FAIL</text:p>
          </table:table-cell>
          <table:table-cell office:value="5.457051266400627" office:value-type="float"/>
          <table:table-cell office:value="0.175" office:value-type="float"/>
          <table:table-cell office:value="0.2725852425791404" office:value-type="float"/>
        </table:table-row>
        <table:table-row>
          <table:table-cell office:value="4852" office:value-type="float"/>
          <table:table-cell office:value-type="string">
            <text:p>Southwest</text:p>
          </table:table-cell>
          <table:table-cell office:value-type="string">
            <text:p>@SouthwestAir it's ok! Southwest is still the best airline around! Just hate when baggage room runs out.. My now checked bag has headphones!</text:p>
          </table:table-cell>
          <table:table-cell office:value="5.457051266400627" office:value-type="float"/>
          <table:table-cell office:value="0.17" office:value-type="float"/>
          <table:table-cell office:value="0.2705852425791404" office:value-type="float"/>
        </table:table-row>
        <table:table-row>
          <table:table-cell office:value="724" office:value-type="float"/>
          <table:table-cell office:value-type="string">
            <text:p>United</text:p>
          </table:table-cell>
          <table:table-cell office:value-type="string">
            <text:p>@united nope, they told us it was time for them to go home and to sleep at the airport. Even though they assured us we would get a room...</text:p>
          </table:table-cell>
          <table:table-cell office:value="5.457051266400627" office:value-type="float"/>
          <table:table-cell office:value="0.164" office:value-type="float"/>
          <table:table-cell office:value="0.2681852425791404" office:value-type="float"/>
        </table:table-row>
        <table:table-row>
          <table:table-cell office:value="4110" office:value-type="float"/>
          <table:table-cell office:value-type="string">
            <text:p>United</text:p>
          </table:table-cell>
          <table:table-cell office:value-type="string">
            <text:p>@united if our already rescheduled flight is Cancelled Flightled is our hotel room paid for?</text:p>
          </table:table-cell>
          <table:table-cell office:value="5.457051266400627" office:value-type="float"/>
          <table:table-cell office:value="0.157" office:value-type="float"/>
          <table:table-cell office:value="0.2653852425791404" office:value-type="float"/>
        </table:table-row>
        <table:table-row>
          <table:table-cell office:value="7956" office:value-type="float"/>
          <table:table-cell office:value-type="string">
            <text:p>Delta</text:p>
          </table:table-cell>
          <table:table-cell office:value-type="string">
            <text:p>@JetBlue just called that number and left message. Are you at to pass along message to team too?</text:p>
          </table:table-cell>
          <table:table-cell office:value="6.3725615069573855" office:value-type="float"/>
          <table:table-cell office:value="0.071" office:value-type="float"/>
          <table:table-cell office:value="0.26497225408273767" office:value-type="float"/>
        </table:table-row>
        <table:table-row>
          <table:table-cell office:value="6596" office:value-type="float"/>
          <table:table-cell office:value-type="string">
            <text:p>Southwest</text:p>
          </table:table-cell>
          <table:table-cell office:value-type="string">
            <text:p>@SouthwestAir Your onboard wifi is so bad it's taking me 20 minutes to send this tweet. <text:s/>Working is off the table. #disappointed</text:p>
          </table:table-cell>
          <table:table-cell office:value="7.093392704862889" office:value-type="float"/>
          <table:table-cell office:value="0.0" office:value-type="float"/>
          <table:table-cell office:value="0.26333208388045504" office:value-type="float"/>
        </table:table-row>
        <table:table-row>
          <table:table-cell office:value="7420" office:value-type="float"/>
          <table:table-cell office:value-type="string">
            <text:p>Delta</text:p>
          </table:table-cell>
          <table:table-cell office:value-type="string">
            <text:p>@JetBlue of my tray table is broken what do i do?</text:p>
          </table:table-cell>
          <table:table-cell office:value="7.093392704862889" office:value-type="float"/>
          <table:table-cell office:value="0.0" office:value-type="float"/>
          <table:table-cell office:value="0.26333208388045504" office:value-type="float"/>
        </table:table-row>
        <table:table-row>
          <table:table-cell office:value="11514" office:value-type="float"/>
          <table:table-cell office:value-type="string">
            <text:p>US Airways</text:p>
          </table:table-cell>
          <table:table-cell office:value-type="string">
            <text:p>@USAirways so the seat next to me (19B) on flight 1943 to Seattle has a tray table that is falling off... http://t.co/HAJ5lKqjW4</text:p>
          </table:table-cell>
          <table:table-cell office:value="7.093392704862889" office:value-type="float"/>
          <table:table-cell office:value="0.0" office:value-type="float"/>
          <table:table-cell office:value="0.26333208388045504" office:value-type="float"/>
        </table:table-row>
        <table:table-row>
          <table:table-cell office:value="3017" office:value-type="float"/>
          <table:table-cell office:value-type="string">
            <text:p>United</text:p>
          </table:table-cell>
          <table:table-cell office:value-type="string">
            <text:p>@united I did and then she made me feel guilty because it was economy plus and I didn't pay for the extra leg room</text:p>
          </table:table-cell>
          <table:table-cell office:value="5.457051266400627" office:value-type="float"/>
          <table:table-cell office:value="0.147" office:value-type="float"/>
          <table:table-cell office:value="0.2613852425791404" office:value-type="float"/>
        </table:table-row>
        <table:table-row>
          <table:table-cell office:value="1532" office:value-type="float"/>
          <table:table-cell office:value-type="string">
            <text:p>United</text:p>
          </table:table-cell>
          <table:table-cell office:value-type="string">
            <text:p>@united Why do I have to give up my leg room so these 4 people (not in my row) can fill the bin? <text:s/>Pls start charging. http://t.co/2nY5TuXFqf</text:p>
          </table:table-cell>
          <table:table-cell office:value="5.457051266400627" office:value-type="float"/>
          <table:table-cell office:value="0.141" office:value-type="float"/>
          <table:table-cell office:value="0.2589852425791404" office:value-type="float"/>
        </table:table-row>
        <table:table-row>
          <table:table-cell office:value="2181" office:value-type="float"/>
          <table:table-cell office:value-type="string">
            <text:p>United</text:p>
          </table:table-cell>
          <table:table-cell office:value-type="string">
            <text:p>@united Tell me that you're at least going to cover a room and get me out of here.</text:p>
          </table:table-cell>
          <table:table-cell office:value="5.457051266400627" office:value-type="float"/>
          <table:table-cell office:value="0.141" office:value-type="float"/>
          <table:table-cell office:value="0.2589852425791404" office:value-type="float"/>
        </table:table-row>
        <table:table-row>
          <table:table-cell office:value="8492" office:value-type="float"/>
          <table:table-cell office:value-type="string">
            <text:p>Delta</text:p>
          </table:table-cell>
          <table:table-cell office:value-type="string">
            <text:p>@JetBlue I have many allergies and want to know if I can bring an 8oz. bottle of Benadryl on the flight along with my 2 epipens?</text:p>
          </table:table-cell>
          <table:table-cell office:value="6.3725615069573855" office:value-type="float"/>
          <table:table-cell office:value="0.049" office:value-type="float"/>
          <table:table-cell office:value="0.2561722540827377" office:value-type="float"/>
        </table:table-row>
        <table:table-row>
          <table:table-cell office:value="6105" office:value-type="float"/>
          <table:table-cell office:value-type="string">
            <text:p>Southwest</text:p>
          </table:table-cell>
          <table:table-cell office:value-type="string">
            <text:p>@SouthwestAir Yes - with extra $77. I wonder what are you going yo loose, if there is room.</text:p>
          </table:table-cell>
          <table:table-cell office:value="5.457051266400627" office:value-type="float"/>
          <table:table-cell office:value="0.129" office:value-type="float"/>
          <table:table-cell office:value="0.25418524257914044" office:value-type="float"/>
        </table:table-row>
        <table:table-row>
          <table:table-cell office:value="1546" office:value-type="float"/>
          <table:table-cell office:value-type="string">
            <text:p>United</text:p>
          </table:table-cell>
          <table:table-cell office:value-type="string">
            <text:p>@united, any options to cos tonight? Doesn't look like #UA5525 will make it in time for #UA6259. Should I reserve a hotel room?</text:p>
          </table:table-cell>
          <table:table-cell office:value="5.457051266400627" office:value-type="float"/>
          <table:table-cell office:value="0.12" office:value-type="float"/>
          <table:table-cell office:value="0.2505852425791404" office:value-type="float"/>
        </table:table-row>
        <table:table-row>
          <table:table-cell office:value="2247" office:value-type="float"/>
          <table:table-cell office:value-type="string">
            <text:p>United</text:p>
          </table:table-cell>
          <table:table-cell office:value-type="string">
            <text:p>@united having to pay for a hotel room in Cleveland because of last minute Cancelled Flightled connecting flight. Booked through united..Unimpressed!</text:p>
          </table:table-cell>
          <table:table-cell office:value="5.457051266400627" office:value-type="float"/>
          <table:table-cell office:value="0.114" office:value-type="float"/>
          <table:table-cell office:value="0.2481852425791404" office:value-type="float"/>
        </table:table-row>
        <table:table-row>
          <table:table-cell office:value="1733" office:value-type="float"/>
          <table:table-cell office:value-type="string">
            <text:p>United</text:p>
          </table:table-cell>
          <table:table-cell office:value-type="string">
            <text:p>@United - In case you're reading this, UA230, right now, 7D. So many oversized carryons taking up too much room. Enforce your rules.</text:p>
          </table:table-cell>
          <table:table-cell office:value="5.457051266400627" office:value-type="float"/>
          <table:table-cell office:value="0.113" office:value-type="float"/>
          <table:table-cell office:value="0.24778524257914042" office:value-type="float"/>
        </table:table-row>
        <table:table-row>
          <table:table-cell office:value="2627" office:value-type="float"/>
          <table:table-cell office:value-type="string">
            <text:p>United</text:p>
          </table:table-cell>
          <table:table-cell office:value-type="string">
            <text:p>@united @airlines. Agents arguing about check bag announcement. Looked for room until seat 20, gave up and walked back to seat 7.Unnecessary</text:p>
          </table:table-cell>
          <table:table-cell office:value="5.457051266400627" office:value-type="float"/>
          <table:table-cell office:value="0.109" office:value-type="float"/>
          <table:table-cell office:value="0.2461852425791404" office:value-type="float"/>
        </table:table-row>
        <table:table-row>
          <table:table-cell office:value="2336" office:value-type="float"/>
          <table:table-cell office:value-type="string">
            <text:p>United</text:p>
          </table:table-cell>
          <table:table-cell office:value-type="string">
            <text:p>@united Why was I forced to check my rollaboard on UA 715? Plenty of room in the overhead next to my seat. http://t.co/5xvNnmLTiW</text:p>
          </table:table-cell>
          <table:table-cell office:value="5.457051266400627" office:value-type="float"/>
          <table:table-cell office:value="0.104" office:value-type="float"/>
          <table:table-cell office:value="0.2441852425791404" office:value-type="float"/>
        </table:table-row>
        <table:table-row>
          <table:table-cell office:value="2097" office:value-type="float"/>
          <table:table-cell office:value-type="string">
            <text:p>United</text:p>
          </table:table-cell>
          <table:table-cell office:value-type="string">
            <text:p>@united look at the people tryn to sleep in the airport due to your shitty company not comping rooms after cxl flight http://t.co/o1u96Xc3bo</text:p>
          </table:table-cell>
          <table:table-cell office:value="5.457051266400627" office:value-type="float"/>
          <table:table-cell office:value="0.102" office:value-type="float"/>
          <table:table-cell office:value="0.2433852425791404" office:value-type="float"/>
        </table:table-row>
        <table:table-row>
          <table:table-cell office:value="1303" office:value-type="float"/>
          <table:table-cell office:value-type="string">
            <text:p>United</text:p>
          </table:table-cell>
          <table:table-cell office:value-type="string">
            <text:p>@united you need to retrain your flight attendants. Saying there is no more room for carry ons when there actually is, is not cool.</text:p>
          </table:table-cell>
          <table:table-cell office:value="5.457051266400627" office:value-type="float"/>
          <table:table-cell office:value="0.1" office:value-type="float"/>
          <table:table-cell office:value="0.2425852425791404" office:value-type="float"/>
        </table:table-row>
        <table:table-row>
          <table:table-cell office:value="2027" office:value-type="float"/>
          <table:table-cell office:value-type="string">
            <text:p>United</text:p>
          </table:table-cell>
          <table:table-cell office:value-type="string">
            <text:p>@united it is too Late Flight for reFlight Booking Problems now - it is morning already and I no longer need a hotel room</text:p>
          </table:table-cell>
          <table:table-cell office:value="5.457051266400627" office:value-type="float"/>
          <table:table-cell office:value="0.098" office:value-type="float"/>
          <table:table-cell office:value="0.2417852425791404" office:value-type="float"/>
        </table:table-row>
        <table:table-row>
          <table:table-cell office:value="1777" office:value-type="float"/>
          <table:table-cell office:value-type="string">
            <text:p>United</text:p>
          </table:table-cell>
          <table:table-cell office:value-type="string">
            <text:p>@united Waiting for 3494 EWR-ORD, delayed 47 mins. Might miss 5491 ORD-YWG at 6pm CT. Any room on 5644 ORD-YWG in case I miss connex?</text:p>
          </table:table-cell>
          <table:table-cell office:value="5.457051266400627" office:value-type="float"/>
          <table:table-cell office:value="0.097" office:value-type="float"/>
          <table:table-cell office:value="0.2413852425791404" office:value-type="float"/>
        </table:table-row>
        <table:table-row>
          <table:table-cell office:value="4265" office:value-type="float"/>
          <table:table-cell office:value-type="string">
            <text:p>United</text:p>
          </table:table-cell>
          <table:table-cell office:value-type="string">
            <text:p>@united I somehow think I'm going to be stuck paying for a hotel room in Denver without winter clothes on my dime. <text:s/>I guess we'll see.</text:p>
          </table:table-cell>
          <table:table-cell office:value="5.457051266400627" office:value-type="float"/>
          <table:table-cell office:value="0.097" office:value-type="float"/>
          <table:table-cell office:value="0.2413852425791404" office:value-type="float"/>
        </table:table-row>
        <table:table-row>
          <table:table-cell office:value="221" office:value-type="float"/>
          <table:table-cell office:value-type="string">
            <text:p>Virgin America</text:p>
          </table:table-cell>
          <table:table-cell office:value-type="string">
            <text:p>@VirginAmerica I was so looking forward to my first flight with you today but it was Cancelled Flightled along with the subsequent one ...</text:p>
          </table:table-cell>
          <table:table-cell office:value="6.3725615069573855" office:value-type="float"/>
          <table:table-cell office:value="0.0" office:value-type="float"/>
          <table:table-cell office:value="0.2365722540827377" office:value-type="float"/>
        </table:table-row>
        <table:table-row>
          <table:table-cell office:value="6327" office:value-type="float"/>
          <table:table-cell office:value-type="string">
            <text:p>Southwest</text:p>
          </table:table-cell>
          <table:table-cell office:value-type="string">
            <text:p>@SouthwestAir I, along with other passengers repeatedly asked Southwest personnel what was taking so long, where was our luggage.</text:p>
          </table:table-cell>
          <table:table-cell office:value="6.3725615069573855" office:value-type="float"/>
          <table:table-cell office:value="0.0" office:value-type="float"/>
          <table:table-cell office:value="0.2365722540827377" office:value-type="float"/>
        </table:table-row>
        <table:table-row>
          <table:table-cell office:value="6607" office:value-type="float"/>
          <table:table-cell office:value-type="string">
            <text:p>Southwest</text:p>
          </table:table-cell>
          <table:table-cell office:value-type="string">
            <text:p>@SouthwestAir the woman working the counter in philly at 630 this am needs to be fired. Due to bad weather, I along with other passengers</text:p>
          </table:table-cell>
          <table:table-cell office:value="6.3725615069573855" office:value-type="float"/>
          <table:table-cell office:value="0.0" office:value-type="float"/>
          <table:table-cell office:value="0.2365722540827377" office:value-type="float"/>
        </table:table-row>
        <table:table-row>
          <table:table-cell office:value="7512" office:value-type="float"/>
          <table:table-cell office:value-type="string">
            <text:p>Delta</text:p>
          </table:table-cell>
          <table:table-cell office:value-type="string">
            <text:p>@JetBlue I know, but I wanted to pass it along. Not good for the "T5 experience" esp for someone who flies 2-3 times a month.</text:p>
          </table:table-cell>
          <table:table-cell office:value="6.3725615069573855" office:value-type="float"/>
          <table:table-cell office:value="0.0" office:value-type="float"/>
          <table:table-cell office:value="0.2365722540827377" office:value-type="float"/>
        </table:table-row>
        <table:table-row>
          <table:table-cell office:value="8515" office:value-type="float"/>
          <table:table-cell office:value-type="string">
            <text:p>Delta</text:p>
          </table:table-cell>
          <table:table-cell office:value-type="string">
            <text:p>@JetBlue I'll pass along the advice. You guys rock!!</text:p>
          </table:table-cell>
          <table:table-cell office:value="6.3725615069573855" office:value-type="float"/>
          <table:table-cell office:value="0.0" office:value-type="float"/>
          <table:table-cell office:value="0.2365722540827377" office:value-type="float"/>
        </table:table-row>
        <table:table-row>
          <table:table-cell office:value="8566" office:value-type="float"/>
          <table:table-cell office:value-type="string">
            <text:p>Delta</text:p>
          </table:table-cell>
          <table:table-cell office:value-type="string">
            <text:p>@JetBlue my mom wanted me to change her seat along with my sister, but their two different reservations and idk</text:p>
          </table:table-cell>
          <table:table-cell office:value="6.3725615069573855" office:value-type="float"/>
          <table:table-cell office:value="0.0" office:value-type="float"/>
          <table:table-cell office:value="0.2365722540827377" office:value-type="float"/>
        </table:table-row>
        <table:table-row>
          <table:table-cell office:value="8864" office:value-type="float"/>
          <table:table-cell office:value-type="string">
            <text:p>Delta</text:p>
          </table:table-cell>
          <table:table-cell office:value-type="string">
            <text:p>@JetBlue continue button generated a trip to "plan your trip page" regardless of how far along I was in Flight Booking Problems process hint: the end of it</text:p>
          </table:table-cell>
          <table:table-cell office:value="6.3725615069573855" office:value-type="float"/>
          <table:table-cell office:value="0.0" office:value-type="float"/>
          <table:table-cell office:value="0.2365722540827377" office:value-type="float"/>
        </table:table-row>
        <table:table-row>
          <table:table-cell office:value="10663" office:value-type="float"/>
          <table:table-cell office:value-type="string">
            <text:p>US Airways</text:p>
          </table:table-cell>
          <table:table-cell office:value-type="string">
            <text:p>@USAirways but wait! They are booked, along with all other hotels nearby. I was sent anyway, to the hotel managers disbelief.</text:p>
          </table:table-cell>
          <table:table-cell office:value="6.3725615069573855" office:value-type="float"/>
          <table:table-cell office:value="0.0" office:value-type="float"/>
          <table:table-cell office:value="0.2365722540827377" office:value-type="float"/>
        </table:table-row>
        <table:table-row>
          <table:table-cell office:value="761" office:value-type="float"/>
          <table:table-cell office:value-type="string">
            <text:p>United</text:p>
          </table:table-cell>
          <table:table-cell office:value-type="string">
            <text:p>@united at its worse. Can't figure how to pack plane, screws up connectns then claims no hotl rooms in San Fran for stranded pax. Way to go!</text:p>
          </table:table-cell>
          <table:table-cell office:value="5.457051266400627" office:value-type="float"/>
          <table:table-cell office:value="0.084" office:value-type="float"/>
          <table:table-cell office:value="0.23618524257914042" office:value-type="float"/>
        </table:table-row>
        <table:table-row>
          <table:table-cell office:value="4704" office:value-type="float"/>
          <table:table-cell office:value-type="string">
            <text:p>Southwest</text:p>
          </table:table-cell>
          <table:table-cell office:value-type="string">
            <text:p>@SouthwestAir My bags are on the way to Chicago, without me! Help! I was confirmed for 2 flights and told there isn't room and I'm screwed.</text:p>
          </table:table-cell>
          <table:table-cell office:value="5.457051266400627" office:value-type="float"/>
          <table:table-cell office:value="0.0" office:value-type="float"/>
          <table:table-cell office:value="0.2025852425791404" office:value-type="float"/>
        </table:table-row>
        <table:table-row>
          <table:table-cell office:value="5405" office:value-type="float"/>
          <table:table-cell office:value-type="string">
            <text:p>Southwest</text:p>
          </table:table-cell>
          <table:table-cell office:value-type="string">
            <text:p>@SouthwestAir been on hold so long to rebook my Cancelled Flightled flight I had enough time to rebook with @USAirways instead! Lots of room there!</text:p>
          </table:table-cell>
          <table:table-cell office:value="5.457051266400627" office:value-type="float"/>
          <table:table-cell office:value="0.0" office:value-type="float"/>
          <table:table-cell office:value="0.2025852425791404" office:value-type="float"/>
        </table:table-row>
        <table:table-row>
          <table:table-cell office:value="5458" office:value-type="float"/>
          <table:table-cell office:value-type="string">
            <text:p>Southwest</text:p>
          </table:table-cell>
          <table:table-cell office:value-type="string">
            <text:p>@SouthwestAir sucks. Passengers leaving the plane to make room luggage, checking luggage and getting back on. Delayed flights to same city.</text:p>
          </table:table-cell>
          <table:table-cell office:value="5.457051266400627" office:value-type="float"/>
          <table:table-cell office:value="0.0" office:value-type="float"/>
          <table:table-cell office:value="0.2025852425791404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15T17:01:13.825626</meta:creation-date>
    <dc:date>2023-02-15T17:01:13.851510</dc:date>
    <meta:generator>http://pypi.python.org/pypi/ezodf/0.1.0$Python3.10.6 (main, Nov 14 2022, 16:10:14) [GCC 11.3.0]</meta:generator>
    <meta:document-statistic/>
    <meta:editing-cycles>1</meta:editing-cycles>
  </office:meta>
</office:document-meta>
</file>